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b953d" officeooo:paragraph-rsid="000b953d"/>
    </style:style>
    <style:style style:name="P2" style:family="paragraph" style:parent-style-name="Standard">
      <style:text-properties officeooo:rsid="00256605" officeooo:paragraph-rsid="00256605"/>
    </style:style>
    <style:style style:name="P3" style:family="paragraph" style:parent-style-name="Standard">
      <style:paragraph-properties fo:text-align="start" style:justify-single-word="false"/>
      <style:text-properties officeooo:rsid="00256605" officeooo:paragraph-rsid="00256605"/>
    </style:style>
    <style:style style:name="P4" style:family="paragraph" style:parent-style-name="Standard">
      <style:paragraph-properties fo:text-align="center" style:justify-single-word="false"/>
      <style:text-properties fo:font-size="16pt" fo:font-weight="bold" officeooo:rsid="000b953d" officeooo:paragraph-rsid="000b953d"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0b953d" officeooo:paragraph-rsid="000b953d" style:font-size-asian="16pt" style:font-weight-asian="bold" style:font-size-complex="16pt" style:font-weight-complex="bold"/>
    </style:style>
    <style:style style:name="P6" style:family="paragraph" style:parent-style-name="Standard">
      <style:text-properties officeooo:paragraph-rsid="00270d5c"/>
    </style:style>
    <style:style style:name="P7"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Standard">
      <style:text-properties style:font-name="Liberation Serif" fo:font-size="12pt" style:text-underline-style="solid" style:text-underline-width="auto" style:text-underline-color="font-color" fo:font-weight="bold" officeooo:rsid="000cf86c" officeooo:paragraph-rsid="00288a3a" style:font-size-asian="12pt" style:font-weight-asian="bold" style:font-size-complex="12pt" style:font-weight-complex="bold"/>
    </style:style>
    <style:style style:name="P9" style:family="paragraph" style:parent-style-name="Standard">
      <style:text-properties style:font-name="Liberation Serif" fo:font-size="12pt" style:text-underline-style="none" fo:font-weight="bold" officeooo:rsid="007e17e5" officeooo:paragraph-rsid="007e17e5" style:font-size-asian="12pt" style:font-weight-asian="bold" style:font-size-complex="12pt" style:font-weight-complex="bold"/>
    </style:style>
    <style:style style:name="P10" style:family="paragraph" style:parent-style-name="Standard">
      <style:text-properties officeooo:rsid="007ea5f9" officeooo:paragraph-rsid="007ea5f9"/>
    </style:style>
    <style:style style:name="P11" style:family="paragraph" style:parent-style-name="Standard">
      <style:text-properties officeooo:rsid="007ea5f9" officeooo:paragraph-rsid="008021d9"/>
    </style:style>
    <style:style style:name="P12" style:family="paragraph" style:parent-style-name="Standard">
      <style:text-properties officeooo:rsid="008021d9" officeooo:paragraph-rsid="008021d9"/>
    </style:style>
    <style:style style:name="P13" style:family="paragraph" style:parent-style-name="Standard">
      <style:text-properties officeooo:rsid="0081ff69" officeooo:paragraph-rsid="0081ff69"/>
    </style:style>
    <style:style style:name="P14" style:family="paragraph" style:parent-style-name="Standard">
      <style:text-properties officeooo:rsid="00834a96" officeooo:paragraph-rsid="00834a96"/>
    </style:style>
    <style:style style:name="T1" style:family="text">
      <style:text-properties officeooo:rsid="0025f6a8"/>
    </style:style>
    <style:style style:name="T2" style:family="text">
      <style:text-properties officeooo:rsid="00288a3a"/>
    </style:style>
    <style:style style:name="T3" style:family="text">
      <style:text-properties officeooo:rsid="002f45c6"/>
    </style:style>
    <style:style style:name="T4" style:family="text">
      <style:text-properties fo:font-weight="normal" style:font-weight-asian="normal" style:font-weight-complex="normal"/>
    </style:style>
    <style:style style:name="T5" style:family="text">
      <style:text-properties fo:font-weight="normal" officeooo:rsid="007e519d" style:font-weight-asian="normal" style:font-weight-complex="normal"/>
    </style:style>
    <style:style style:name="T6" style:family="text">
      <style:text-properties officeooo:rsid="007d45d8"/>
    </style:style>
    <style:style style:name="T7" style:family="text">
      <style:text-properties officeooo:rsid="008021d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echnerarchitektur</text:p>
      <text:p text:style-name="P4">Übung <text:span text:style-name="T6">10</text:span></text:p>
      <text:p text:style-name="P3"/>
      <text:p text:style-name="P3">Andreas Timmermann – <text:span text:style-name="T3">Shima Shahadifar</text:span></text:p>
      <text:p text:style-name="P2">MtrNummer: 4994606 - <text:span text:style-name="T3">5018598</text:span></text:p>
      <text:p text:style-name="P6"><text:span text:style-name="T1">Gruppe 2 (</text:span><text:bookmark text:name="studentViewForm:studentViewSectionsTable:2:instructorName"/><text:span text:style-name="T1">Christoph Van <text:s/></text:span>Heteren-Frese<text:span text:style-name="T1">)</text:span></text:p>
      <text:p text:style-name="P1"/>
      <text:p text:style-name="P1"/>
      <text:p text:style-name="P8">Aufgabe 1:</text:p>
      <text:p text:style-name="P9">a)<text:span text:style-name="T4"> Ja. Zum Beispiel kann man damit auf dem C64 schöne Grafikeffekte machen.</text:span></text:p>
      <text:p text:style-name="P9">b) <text:span text:style-name="T5">Es gibt 2 Verfahren. Einmal die zyklische Abfrage in der alle Interrupts die gleiche Chance haben abgearbeitet zu werden, und die priorisierende Abfrage in der die Interrupts nach Prioritäten abgearbeitet werden. Beim letzteren Verfahren wird nach Abarbeitung des Interrupts das Polling auf den Anfang zurückgesetzt.</text:span></text:p>
      <text:p text:style-name="P8"/>
      <text:p text:style-name="P7">Aufgabe <text:span text:style-name="T2">2</text:span>:</text:p>
      <text:p text:style-name="Standard"/>
      <text:p text:style-name="P10">CLEAR R:</text:p>
      <text:p text:style-name="P10">.label:<text:tab/>DBNZ R, .label</text:p>
      <text:p text:style-name="P10"/>
      <text:p text:style-name="P12">GOTO label:</text:p>
      <text:p text:style-name="P11"><text:tab/>CLEAR R</text:p>
      <text:p text:style-name="P11"><text:tab/>DBNZ R, .<text:span text:style-name="T7">tmp</text:span></text:p>
      <text:p text:style-name="P12">tmp:<text:tab/>DBNZ R, label</text:p>
      <text:p text:style-name="P12"/>
      <text:p text:style-name="P13">NEG R, S:</text:p>
      <text:p text:style-name="P13"><text:tab/>CLEAR S</text:p>
      <text:p text:style-name="P13">.next:<text:tab/>DBNZ R, .down</text:p>
      <text:p text:style-name="P13"><text:tab/>DBNZ R, .end</text:p>
      <text:p text:style-name="P13">.down: DBNZ S, .next</text:p>
      <text:p text:style-name="P13">.end:</text:p>
      <text:p text:style-name="P13"/>
      <text:p text:style-name="P14">SUB R, S:</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ody" style:family="paragraph" style:default-outline-level="">
      <loext:graphic-properties draw:fill="solid" draw:fill-color="#ffffff" draw:opacity="100%"/>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ackground-color="#ffffff" fo:keep-with-next="auto" style:writing-mode="lr-tb"/>
      <style:text-properties fo:font-variant="normal" fo:text-transform="none" fo:color="#000000" style:text-outline="false" style:text-line-through-style="none" style:text-line-through-type="none" style:text-position="0% 100%" style:font-name="Helvetica" fo:font-family="Helvetica" style:font-family-generic="roman" style:font-pitch="variable" fo:font-size="11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2T21:06:55.320778000</meta:creation-date>
    <dc:date>2016-01-13T23:15:17.859281000</dc:date>
    <meta:editing-duration>PT10H35M31S</meta:editing-duration>
    <meta:editing-cycles>113</meta:editing-cycles>
    <meta:generator>LibreOffice/4.4.6.3$MacOSX_X86_64 LibreOffice_project/e8938fd3328e95dcf59dd64e7facd2c7d67c704d</meta:generator>
    <meta:printed-by>Andreas Timmermann</meta:printed-by>
    <meta:print-date>2016-01-07T18:13:23.376079712</meta:print-date>
    <meta:document-statistic meta:table-count="0" meta:image-count="0" meta:object-count="0" meta:page-count="1" meta:paragraph-count="22" meta:word-count="116" meta:character-count="708" meta:non-whitespace-character-count="608"/>
  </office:meta>
</office:document-meta>
</file>